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cm" svg:height="2.7cm" svg:x="5.3cm" svg:y="5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cm" svg:height="3cm" svg:x="13.8cm" svg:y="4.8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-0.899cm" svg:x1="6.65cm" svg:y1="5cm" svg:x2="15.3cm" svg:y2="4.8cm" draw:start-shape="id1" draw:start-glue-point="4" draw:end-shape="id2" draw:end-glue-point="4" svg:d="M6650 5000c0-2400 8650-2300 8650-200" svg:viewBox="0 0 8651 1789">
          <text:p text:style-name="P1">X</text:p>
        </draw:connector>
        <draw:connector draw:style-name="gr4" draw:text-style-name="P2" draw:layer="layout" draw:type="curve" draw:line-skew="0.105cm" svg:x1="14.239cm" svg:y1="5.239cm" svg:x2="7.605cm" svg:y2="5.395cm" draw:start-shape="id2" draw:start-glue-point="5" draw:end-shape="id1" draw:end-glue-point="11" svg:d="M14239 5239c-4849 0-1533 156-6634 156" svg:viewBox="0 0 6635 157">
          <text:p/>
        </draw:connector>
        <draw:connector draw:style-name="gr4" draw:text-style-name="P2" draw:layer="layout" draw:type="curve" svg:x1="15.3cm" svg:y1="7.8cm" svg:x2="6.65cm" svg:y2="7.7cm" draw:start-shape="id2" draw:start-glue-point="8" draw:end-shape="id1" draw:end-glue-point="8" svg:d="M15300 7800c0 753-8650 803-8650-100" svg:viewBox="0 0 8651 672">
          <text:p text:style-name="P1">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7:36:11.745844038</meta:creation-date>
    <dc:date>2017-10-11T17:51:12.127591835</dc:date>
    <meta:editing-duration>PT15M</meta:editing-duration>
    <meta:editing-cycles>2</meta:editing-cycles>
    <meta:generator>LibreOffice/5.1.6.2$Linux_X86_64 LibreOffice_project/10m0$Build-2</meta:generator>
    <meta:document-statistic meta:object-count="5"/>
  </office:meta>
</office:document-meta>
</file>